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1229831081735829749"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7253869783394998164"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7792987310724734324"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37"/>
      <text:p text:style-name="P43"><text:soft-page-break/>Sat Jan 25, 2020 <text:s/><text:span text:style-name="T1">5 miles, <text:s text:c="3"/></text:span>I ran on a Wise Center treadmill and did a 142 bpm test.</text:p>
      <text:p text:style-name="P43"><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3276654782043626198" text:style-name="L4">
        <text:list-item>
          <text:p text:style-name="P5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6">Continue adjusting the speed so HR stays near 142. <text:s/>Also continue taking splits for each mile and remembering HR at the end of each mile. <text:s/>Stop running after a mile split goes above 9:30. <text:s/></text:p>
        </text:list-item>
        <text:list-item>
          <text:p text:style-name="P5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text:soft-page-break/></text:p>
      <text:p text:style-name="P11">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text:soft-page-break/></text:p>
      <text:p text:style-name="P10">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text:soft-page-break/></text:p>
      <text:p text:style-name="P10">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7,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10"/>
      <text:p text:style-name="P7"><text:span text:style-name="T2">Tues Feb 18, 2020 </text:span>no running</text:p>
      <text:p text:style-name="P10"/>
      <text:p text:style-name="P10">Wed Feb 19, 2020 <text:span text:style-name="T1">3 miles total,</text:span> <text:s/><text:span text:style-name="T1">run: 2.25 miles, walk: 0.75 miles</text:span></text:p>
      <text:p text:style-name="P10">I ran and walked 3 miles on the Wise Center indoor track. I walked 1/8 mile at the beginning of each ½ mile and averaged about 12:45/mile.</text:p>
      <text:p text:style-name="P10"/>
      <text:p text:style-name="P10">Thur Feb 20, 2020 <text:span text:style-name="T1">no running </text:span><text:s/>I walked 1 mile on the indoor track, 7:20 + 6:57</text:p>
      <text:p text:style-name="P10"/>
      <text:p text:style-name="P10">Fri Feb 21, 2020 <text:s/><text:span text:style-name="T1">3 miles</text:span></text:p>
      <text:p text:style-name="P7"/>
      <text:p text:style-name="P15">In the past week: <text:span text:style-name="T1">16 miles</text:span></text:p>
      <text:p text:style-name="P15">----------------------------------------------------------------------------------------------</text:p>
      <text:p text:style-name="P15">Sat Feb 22, 2020 <text:span text:style-name="T1">1.5 miles</text:span> on a Wise Center treadmill</text:p>
      <text:p text:style-name="P15"/>
      <text:p text:style-name="P15">Sun Feb 23, 2020 <text:span text:style-name="T1">no running </text:span></text:p>
      <text:p text:style-name="P18"/>
      <text:p text:style-name="P15">Mon Feb 24, 2020 <text:span text:style-name="T1">5 miles </text:span>on the<text:span text:style-name="T1"> </text:span>Wise Center indoor track.</text:p>
      <text:p text:style-name="P15"><text:span text:style-name="T1">Run:</text:span> 3 individual miles with a ½ mile jog between them. <text:s/>The jogs about 6:25.</text:p>
      <text:p text:style-name="P15">Times for miles: 9:45, 9:19, 4:23 + 4:19 = 8:41, <text:s/><text:span text:style-name="T1">Warm down:</text:span> 1 mile jog 12:33</text:p>
      <text:p text:style-name="P15"/>
      <text:p text:style-name="P15">continued</text:p>
      <text:p text:style-name="P15"/>
      <text:p text:style-name="P15"/>
      <text:p text:style-name="P15"/>
      <text:p text:style-name="P15"><text:soft-page-break/>Tues Feb 25, 2020 <text:span text:style-name="T1">6 miles</text:span> <text:s text:c="2"/></text:p>
      <text:p text:style-name="P15"><text:span text:style-name="T1">Warm up:</text:span> <text:s/>2 miles mainly uphill to a relatively flat 1 mile stretch on Dickson Road, Average pace: <text:s/>11:27/mile and rest about 4:00</text:p>
      <text:p text:style-name="P15"><text:span text:style-name="T1">Run:</text:span> <text:s/>2 miles on Dickson Rd. <text:s/>9:11 + 8:49 = 18:00 and rest about 4:00</text:p>
      <text:p text:style-name="P15"><text:span text:style-name="T1">Warm down:</text:span> 2 miles home mainly down hill, average pace: 11:27/mile</text:p>
      <text:p text:style-name="P15">Wed Feb 26, 2020 <text:span text:style-name="T1">3 miles</text:span></text:p>
      <text:p text:style-name="P15">I ran on a Wise Center treadmill. <text:s/></text:p>
      <text:p text:style-name="P15"><text:span text:style-name="T1">Warm up:</text:span> 2 miles in 9:31 + 8:57 and a ¼ mile in 2:57</text:p>
      <text:p text:style-name="P15"><text:span text:style-name="T1">Run:</text:span> ½ mile in 4:15</text:p>
      <text:p text:style-name="P15"><text:span text:style-name="T1">Warm down:</text:span> <text:s/>¼ mile in 3:01</text:p>
      <text:p text:style-name="P15"/>
      <text:p text:style-name="P15">Thurs Feb 27, 2020 <text:span text:style-name="T1">5.5 miles</text:span> <text:s/></text:p>
      <text:p text:style-name="P15">I ran on a Wise Center treadmill and did a 142 beat per minute test. </text:p>
      <text:p text:style-name="P15">See Sat Jan 25, 2020 for explanation of this test.</text:p>
      <text:p text:style-name="P54"><text:span text:style-name="T1">Run:</text:span> <text:s/>I ran 5 miles. Splits and pulses at the end of each mile:</text:p>
      <text:p text:style-name="P54">9:29 (132 bpm), 8:58 (142), 9:13 (142), 9:25 (142), 9:38 (142)</text:p>
      <text:p text:style-name="P55">Warm down:<text:span text:style-name="T2"> rest 2:00 and ½ mile in about 6:00</text:span></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27T13:24:43.20</dc:date>
    <dc:creator>James Lombardi</dc:creator>
    <meta:editing-duration>P2DT17H33M17S</meta:editing-duration>
    <meta:editing-cycles>278</meta:editing-cycles>
    <meta:generator>OpenOffice/4.1.2$Win32 OpenOffice.org_project/412m3$Build-9782</meta:generator>
    <meta:document-statistic meta:table-count="0" meta:image-count="0" meta:object-count="0" meta:page-count="42" meta:paragraph-count="1111" meta:word-count="12146" meta:character-count="59738"/>
  </office:meta>
</office:document-meta>
</file>